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1" table:default-cell-style-name="ce12"/>
        <table:table-column table:style-name="co1" table:default-cell-style-name="ce8"/>
        <table:table-column table:style-name="co4" table:default-cell-style-name="ce15"/>
        <table:table-column table:style-name="co1" table:default-cell-style-name="Default"/>
        <table:table-column table:style-name="co5" table:default-cell-style-name="ce16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default-cell-style-name="ce12"/>
        <table:table-column table:style-name="co4" table:default-cell-style-name="ce3"/>
        <table:table-row table:style-name="ro1">
          <table:table-cell table:style-name="ce1" office:value-type="string" calcext:value-type="string" table:number-columns-spanned="13" table:number-rows-spanned="2">
            <text:p>MODÈLE EN Z_KT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20" office:value-type="string" calcext:value-type="string" table:number-columns-spanned="13" table:number-rows-spanned="1">
            <text:p>PARCOURS VERTICAL <text:s/>PAR BLOC 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>
            <text:p>Instances</text:p>
          </table:table-cell>
          <table:table-cell table:style-name="ce2" office:value-type="string" calcext:value-type="string">
            <text:p>MILP Objectif</text:p>
          </table:table-cell>
          <table:table-cell table:style-name="ce7" office:value-type="string" calcext:value-type="string">
            <text:p>MILP Gap (%)</text:p>
          </table:table-cell>
          <table:table-cell table:style-name="ce10" office:value-type="string" calcext:value-type="string">
            <text:p>Time</text:p>
          </table:table-cell>
          <table:table-cell table:style-name="ce7" office:value-type="string" calcext:value-type="string">
            <text:p>RF Objectif</text:p>
          </table:table-cell>
          <table:table-cell table:style-name="ce10" office:value-type="string" calcext:value-type="string">
            <text:p>RF Gap (%)</text:p>
          </table:table-cell>
          <table:table-cell table:style-name="ce3" office:value-type="string" calcext:value-type="string">
            <text:p>RF Time</text:p>
          </table:table-cell>
          <table:table-cell table:style-name="ce3" office:value-type="string" calcext:value-type="string">
            <text:p>Time deviation</text:p>
          </table:table-cell>
          <table:table-cell table:style-name="ce7" office:value-type="string" calcext:value-type="string">
            <text:p>FO Objectif</text:p>
          </table:table-cell>
          <table:table-cell table:style-name="ce10" office:value-type="string" calcext:value-type="string">
            <text:p>FO Gap (%)</text:p>
          </table:table-cell>
          <table:table-cell table:style-name="ce3" office:value-type="string" calcext:value-type="string">
            <text:p>FO Time</text:p>
          </table:table-cell>
          <table:table-cell table:style-name="ce10" office:value-type="string" calcext:value-type="string">
            <text:p>RFFO Time</text:p>
          </table:table-cell>
          <table:table-cell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8" office:value-type="float" office:value="19450.61" calcext:value-type="float">
            <text:p>19450,61</text:p>
          </table:table-cell>
          <table:table-cell table:style-name="ce8" office:value-type="string" calcext:value-type="string">
            <text:p>&lt;0,01</text:p>
          </table:table-cell>
          <table:table-cell table:style-name="ce11" office:value-type="float" office:value="0.0178" calcext:value-type="float">
            <text:p>0,0178</text:p>
          </table:table-cell>
          <table:table-cell office:value-type="float" office:value="19488.24" calcext:value-type="float">
            <text:p>19488,24</text:p>
          </table:table-cell>
          <table:table-cell office:value-type="float" office:value="0.18" calcext:value-type="float">
            <text:p>0,18</text:p>
          </table:table-cell>
          <table:table-cell table:style-name="ce8" office:value-type="float" office:value="0.0223" calcext:value-type="float">
            <text:p>0,0223</text:p>
          </table:table-cell>
          <table:table-cell table:formula="of:=([.G5]-[.D5])/[.D5]*100" office:value-type="float" office:value="25.2808988764045" calcext:value-type="float">
            <text:p>25,28</text:p>
          </table:table-cell>
          <table:table-cell table:style-name="ce14" office:value-type="float" office:value="19450.62" calcext:value-type="float">
            <text:p>19450,6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03" calcext:value-type="float">
            <text:p>0,0403</text:p>
          </table:table-cell>
          <table:table-cell table:style-name="ce18" table:formula="of:=([.L5]-[.D5])/[.D5]*100" office:value-type="float" office:value="126.404494382022" calcext:value-type="float">
            <text:p>126,4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21.76" calcext:value-type="float">
            <text:p>69421,76</text:p>
          </table:table-cell>
          <table:table-cell office:value-type="float" office:value="0.03" calcext:value-type="float">
            <text:p>0,03</text:p>
          </table:table-cell>
          <table:table-cell table:style-name="ce8" office:value-type="float" office:value="0.0851" calcext:value-type="float">
            <text:p>0,0851</text:p>
          </table:table-cell>
          <table:table-cell table:formula="of:=([.G6]-[.D6])/[.D6]*100" office:value-type="float" office:value="43.0252100840336" calcext:value-type="float">
            <text:p>43,03</text:p>
          </table:table-cell>
          <table:table-cell table:style-name="ce3" office:value-type="float" office:value="69396.58" calcext:value-type="float">
            <text:p>69396,58</text:p>
          </table:table-cell>
          <table:table-cell office:value-type="float" office:value="0" calcext:value-type="float">
            <text:p>0</text:p>
          </table:table-cell>
          <table:table-cell office:value-type="float" office:value="0.0668" calcext:value-type="float">
            <text:p>0,0668</text:p>
          </table:table-cell>
          <table:table-cell table:style-name="ce11" office:value-type="float" office:value="0.1518" calcext:value-type="float">
            <text:p>0,1518</text:p>
          </table:table-cell>
          <table:table-cell table:style-name="ce18" table:formula="of:=([.L6]-[.D6])/[.D6]*100" office:value-type="float" office:value="155.126050420168" calcext:value-type="float">
            <text:p>155,13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170038.4" calcext:value-type="float">
            <text:p>170038,4</text:p>
          </table:table-cell>
          <table:table-cell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055" calcext:value-type="float">
            <text:p>170055</text:p>
          </table:table-cell>
          <table:table-cell office:value-type="float" office:value="0.01" calcext:value-type="float">
            <text:p>0,01</text:p>
          </table:table-cell>
          <table:table-cell table:style-name="ce8" office:value-type="float" office:value="0.1851" calcext:value-type="float">
            <text:p>0,1851</text:p>
          </table:table-cell>
          <table:table-cell table:formula="of:=([.G7]-[.D7])/[.D7]*100" office:value-type="float" office:value="-38.8503468780971" calcext:value-type="float">
            <text:p>-38,85</text:p>
          </table:table-cell>
          <table:table-cell office:value-type="float" office:value="170037.2" calcext:value-type="float">
            <text:p>170037,2</text:p>
          </table:table-cell>
          <table:table-cell office:value-type="float" office:value="0" calcext:value-type="float">
            <text:p>0</text:p>
          </table:table-cell>
          <table:table-cell office:value-type="float" office:value="0.2574" calcext:value-type="float">
            <text:p>0,2574</text:p>
          </table:table-cell>
          <table:table-cell office:value-type="float" office:value="0.4425" calcext:value-type="float">
            <text:p>0,4425</text:p>
          </table:table-cell>
          <table:table-cell table:style-name="ce18" table:formula="of:=([.L7]-[.D7])/[.D7]*100" office:value-type="float" office:value="46.1843409316155" calcext:value-type="float">
            <text:p>46,18</text:p>
          </table:table-cell>
        </table:table-row>
        <table:table-row table:style-name="ro1">
          <table:table-cell table:style-name="ce5" office:value-type="string" calcext:value-type="string">
            <text:p>100-5</text:p>
          </table:table-cell>
          <table:table-cell table:style-name="ce9" office:value-type="float" office:value="333494.96" calcext:value-type="float">
            <text:p>333494,96</text:p>
          </table:table-cell>
          <table:table-cell table:style-name="ce9" office:value-type="string" calcext:value-type="string">
            <text:p>&lt;0,01</text:p>
          </table:table-cell>
          <table:table-cell table:style-name="ce9" office:value-type="float" office:value="0.3619" calcext:value-type="float">
            <text:p>0,3619</text:p>
          </table:table-cell>
          <table:table-cell table:style-name="ce13" office:value-type="float" office:value="333504.4" calcext:value-type="float">
            <text:p>333504,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92" calcext:value-type="float">
            <text:p>0,2992</text:p>
          </table:table-cell>
          <table:table-cell table:formula="of:=([.G8]-[.D8])/[.D8]*100" office:value-type="float" office:value="-17.3252279635258" calcext:value-type="float">
            <text:p>-17,33</text:p>
          </table:table-cell>
          <table:table-cell table:style-name="ce13" office:value-type="float" office:value="333496.2" calcext:value-type="float">
            <text:p>333496,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179" calcext:value-type="float">
            <text:p>0,179</text:p>
          </table:table-cell>
          <table:table-cell table:style-name="ce9" office:value-type="float" office:value="0.4782" calcext:value-type="float">
            <text:p>0,4782</text:p>
          </table:table-cell>
          <table:table-cell table:style-name="ce18" table:formula="of:=([.L8]-[.D8])/[.D8]*100" office:value-type="float" office:value="32.1359491572258" calcext:value-type="float">
            <text:p>32,14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table:style-name="ce7" office:value-type="float" office:value="37730.16" calcext:value-type="float">
            <text:p>37730,16</text:p>
          </table:table-cell>
          <table:table-cell table:style-name="ce8" office:value-type="string" calcext:value-type="string">
            <text:p>&lt;0,01</text:p>
          </table:table-cell>
          <table:table-cell table:style-name="ce11" office:value-type="float" office:value="0.1992" calcext:value-type="float">
            <text:p>0,1992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259" calcext:value-type="float">
            <text:p>0,2259</text:p>
          </table:table-cell>
          <table:table-cell table:formula="of:=([.G9]-[.D9])/[.D9]*100" office:value-type="float" office:value="13.4036144578313" calcext:value-type="float">
            <text:p>13,40</text:p>
          </table:table-cell>
          <table:table-cell office:value-type="float" office:value="37730.16" calcext:value-type="float">
            <text:p>37730,16</text:p>
          </table:table-cell>
          <table:table-cell office:value-type="float" office:value="0" calcext:value-type="float">
            <text:p>0</text:p>
          </table:table-cell>
          <table:table-cell office:value-type="float" office:value="0.0363" calcext:value-type="float">
            <text:p>0,0363</text:p>
          </table:table-cell>
          <table:table-cell office:value-type="float" office:value="0.2622" calcext:value-type="float">
            <text:p>0,2622</text:p>
          </table:table-cell>
          <table:table-cell table:style-name="ce18" table:formula="of:=([.L9]-[.D9])/[.D9]*100" office:value-type="float" office:value="31.6265060240964" calcext:value-type="float">
            <text:p>31,63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342.5" calcext:value-type="float">
            <text:p>131342,5</text:p>
          </table:table-cell>
          <table:table-cell office:value-type="float" office:value="0.04" calcext:value-type="float">
            <text:p>0,04</text:p>
          </table:table-cell>
          <table:table-cell table:style-name="ce8" office:value-type="float" office:value="0.5121" calcext:value-type="float">
            <text:p>0,5121</text:p>
          </table:table-cell>
          <table:table-cell table:formula="of:=([.G10]-[.D10])/[.D10]*100" office:value-type="float" office:value="-38.0024213075061" calcext:value-type="float">
            <text:p>-38,00</text:p>
          </table:table-cell>
          <table:table-cell office:value-type="float" office:value="131302.96" calcext:value-type="float">
            <text:p>131302,96</text:p>
          </table:table-cell>
          <table:table-cell office:value-type="float" office:value="0.01" calcext:value-type="float">
            <text:p>0,01</text:p>
          </table:table-cell>
          <table:table-cell office:value-type="float" office:value="0.0997" calcext:value-type="float">
            <text:p>0,0997</text:p>
          </table:table-cell>
          <table:table-cell office:value-type="float" office:value="0.6118" calcext:value-type="float">
            <text:p>0,6118</text:p>
          </table:table-cell>
          <table:table-cell table:style-name="ce18" table:formula="of:=([.L10]-[.D10])/[.D10]*100" office:value-type="float" office:value="-25.9322033898305" calcext:value-type="float">
            <text:p>-25,93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087.53" calcext:value-type="float">
            <text:p>329087,53</text:p>
          </table:table-cell>
          <table:table-cell office:value-type="float" office:value="0.05" calcext:value-type="float">
            <text:p>0,05</text:p>
          </table:table-cell>
          <table:table-cell table:style-name="ce8" office:value-type="float" office:value="14.3501" calcext:value-type="float">
            <text:p>14,3501</text:p>
          </table:table-cell>
          <table:table-cell table:formula="of:=([.G11]-[.D11])/[.D11]*100" office:value-type="float" office:value="190.164796279446" calcext:value-type="float">
            <text:p>190,16</text:p>
          </table:table-cell>
          <table:table-cell office:value-type="float" office:value="328936.76" calcext:value-type="float">
            <text:p>328936,76</text:p>
          </table:table-cell>
          <table:table-cell office:value-type="float" office:value="0.01" calcext:value-type="float">
            <text:p>0,01</text:p>
          </table:table-cell>
          <table:table-cell office:value-type="float" office:value="1.6285" calcext:value-type="float">
            <text:p>1,6285</text:p>
          </table:table-cell>
          <table:table-cell office:value-type="float" office:value="15.9786" calcext:value-type="float">
            <text:p>15,9786</text:p>
          </table:table-cell>
          <table:table-cell table:style-name="ce18" table:formula="of:=([.L11]-[.D11])/[.D11]*100" office:value-type="float" office:value="223.093721565059" calcext:value-type="float">
            <text:p>223,09</text:p>
          </table:table-cell>
        </table:table-row>
        <table:table-row table:style-name="ro1">
          <table:table-cell table:style-name="ce3" office:value-type="string" calcext:value-type="string">
            <text:p>100-10</text:p>
          </table:table-cell>
          <table:table-cell table:style-name="ce2" office:value-type="float" office:value="646605.8" calcext:value-type="float">
            <text:p>646605,8</text:p>
          </table:table-cell>
          <table:table-cell table:style-name="ce7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7186.49" calcext:value-type="float">
            <text:p>647186,49</text:p>
          </table:table-cell>
          <table:table-cell office:value-type="float" office:value="0.09" calcext:value-type="float">
            <text:p>0,09</text:p>
          </table:table-cell>
          <table:table-cell table:style-name="ce8" office:value-type="float" office:value="3.1259" calcext:value-type="float">
            <text:p>3,1259</text:p>
          </table:table-cell>
          <table:table-cell table:formula="of:=([.G12]-[.D12])/[.D12]*100" office:value-type="float" office:value="-67.8524414825785" calcext:value-type="float">
            <text:p>-67,85</text:p>
          </table:table-cell>
          <table:table-cell office:value-type="float" office:value="646837.95" calcext:value-type="float">
            <text:p>646837,95</text:p>
          </table:table-cell>
          <table:table-cell office:value-type="float" office:value="0.04" calcext:value-type="float">
            <text:p>0,04</text:p>
          </table:table-cell>
          <table:table-cell office:value-type="float" office:value="1.6327" calcext:value-type="float">
            <text:p>1,6327</text:p>
          </table:table-cell>
          <table:table-cell office:value-type="float" office:value="4.7586" calcext:value-type="float">
            <text:p>4,7586</text:p>
          </table:table-cell>
          <table:table-cell table:style-name="ce18" table:formula="of:=([.L12]-[.D12])/[.D12]*100" office:value-type="float" office:value="-51.0613353079106" calcext:value-type="float">
            <text:p>-51,06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92712.08" calcext:value-type="float">
            <text:p>92712,08</text:p>
          </table:table-cell>
          <table:table-cell office:value-type="string" calcext:value-type="string">
            <text:p>&lt;0,01</text:p>
          </table:table-cell>
          <table:table-cell office:value-type="float" office:value="48.5876" calcext:value-type="float">
            <text:p>48,5876</text:p>
          </table:table-cell>
          <table:table-cell office:value-type="float" office:value="92739.99" calcext:value-type="float">
            <text:p>92739,99</text:p>
          </table:table-cell>
          <table:table-cell office:value-type="float" office:value="0.03" calcext:value-type="float">
            <text:p>0,03</text:p>
          </table:table-cell>
          <table:table-cell table:style-name="ce8" office:value-type="float" office:value="6.2942" calcext:value-type="float">
            <text:p>6,2942</text:p>
          </table:table-cell>
          <table:table-cell table:formula="of:=([.G13]-[.D13])/[.D13]*100" office:value-type="float" office:value="-87.045665972388" calcext:value-type="float">
            <text:p>-87,05</text:p>
          </table:table-cell>
          <table:table-cell office:value-type="float" office:value="92718.2" calcext:value-type="float">
            <text:p>92718,2</text:p>
          </table:table-cell>
          <table:table-cell office:value-type="float" office:value="0.01" calcext:value-type="float">
            <text:p>0,01</text:p>
          </table:table-cell>
          <table:table-cell office:value-type="float" office:value="2.9761" calcext:value-type="float">
            <text:p>2,9761</text:p>
          </table:table-cell>
          <table:table-cell office:value-type="float" office:value="9.2703" calcext:value-type="float">
            <text:p>9,2703</text:p>
          </table:table-cell>
          <table:table-cell table:style-name="ce18" table:formula="of:=([.L13]-[.D13])/[.D13]*100" office:value-type="float" office:value="-80.9204406062452" calcext:value-type="float">
            <text:p>-80,92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30048.52" calcext:value-type="float">
            <text:p>330048,52</text:p>
          </table:table-cell>
          <table:table-cell office:value-type="float" office:value="0.06" calcext:value-type="float">
            <text:p>0,06</text:p>
          </table:table-cell>
          <table:table-cell table:style-name="ce8" office:value-type="float" office:value="45.8145" calcext:value-type="float">
            <text:p>45,8145</text:p>
          </table:table-cell>
          <table:table-cell table:formula="of:=([.G14]-[.D14])/[.D14]*100" office:value-type="float" office:value="-97.0017995288949" calcext:value-type="float">
            <text:p>-97,00</text:p>
          </table:table-cell>
          <table:table-cell office:value-type="float" office:value="329878.54" calcext:value-type="float">
            <text:p>329878,54</text:p>
          </table:table-cell>
          <table:table-cell office:value-type="float" office:value="0.01" calcext:value-type="float">
            <text:p>0,01</text:p>
          </table:table-cell>
          <table:table-cell office:value-type="float" office:value="23.0492" calcext:value-type="float">
            <text:p>23,0492</text:p>
          </table:table-cell>
          <table:table-cell office:value-type="float" office:value="68.8637" calcext:value-type="float">
            <text:p>68,8637</text:p>
          </table:table-cell>
          <table:table-cell table:style-name="ce18" table:formula="of:=([.L14]-[.D14])/[.D14]*100" office:value-type="float" office:value="-95.4934097767728" calcext:value-type="float">
            <text:p>-95,49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office:value-type="float" office:value="0.016" calcext:value-type="float">
            <text:p>0,016</text:p>
          </table:table-cell>
          <table:table-cell office:value-type="float" office:value="5861.7879" calcext:value-type="float">
            <text:p>5861,7879</text:p>
          </table:table-cell>
          <table:table-cell table:style-name="ce14" office:value-type="float" office:value="809055.78" calcext:value-type="float">
            <text:p>809055,78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973.7653" calcext:value-type="float">
            <text:p>973,7653</text:p>
          </table:table-cell>
          <table:table-cell table:formula="of:=([.G15]-[.D15])/[.D15]*100" office:value-type="float" office:value="-83.3879130972992" calcext:value-type="float">
            <text:p>-83,39</text:p>
          </table:table-cell>
          <table:table-cell office:value-type="float" office:value="808373.68" calcext:value-type="float">
            <text:p>808373,68</text:p>
          </table:table-cell>
          <table:table-cell office:value-type="float" office:value="0.01" calcext:value-type="float">
            <text:p>0,01</text:p>
          </table:table-cell>
          <table:table-cell office:value-type="float" office:value="213.7274" calcext:value-type="float">
            <text:p>213,7274</text:p>
          </table:table-cell>
          <table:table-cell office:value-type="float" office:value="1187.49" calcext:value-type="float">
            <text:p>1187,49</text:p>
          </table:table-cell>
          <table:table-cell table:style-name="ce18" table:formula="of:=([.L15]-[.D15])/[.D15]*100" office:value-type="float" office:value="-79.7418463400902" calcext:value-type="float">
            <text:p>-79,74</text:p>
          </table:table-cell>
        </table:table-row>
        <table:table-row table:style-name="ro1">
          <table:table-cell table:style-name="ce6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8" office:value-type="float" office:value="0.011" calcext:value-type="float">
            <text:p>0,011</text:p>
          </table:table-cell>
          <table:table-cell table:style-name="ce11" office:value-type="float" office:value="4390.2" calcext:value-type="float">
            <text:p>4390,2</text:p>
          </table:table-cell>
          <table:table-cell office:value-type="float" office:value="1594929.7" calcext:value-type="float">
            <text:p>1594929,7</text:p>
          </table:table-cell>
          <table:table-cell office:value-type="float" office:value="0.09" calcext:value-type="float">
            <text:p>0,09</text:p>
          </table:table-cell>
          <table:table-cell table:style-name="ce8" office:value-type="float" office:value="774.7422" calcext:value-type="float">
            <text:p>774,7422</text:p>
          </table:table-cell>
          <table:table-cell table:formula="of:=([.G16]-[.D16])/[.D16]*100" office:value-type="float" office:value="-82.352917862512" calcext:value-type="float">
            <text:p>-82,35</text:p>
          </table:table-cell>
          <table:table-cell office:value-type="float" office:value="1593565.27" calcext:value-type="float">
            <text:p>1593565,27</text:p>
          </table:table-cell>
          <table:table-cell office:value-type="float" office:value="0.01" calcext:value-type="float">
            <text:p>0,01</text:p>
          </table:table-cell>
          <table:table-cell office:value-type="float" office:value="129.049" calcext:value-type="float">
            <text:p>129,049</text:p>
          </table:table-cell>
          <table:table-cell office:value-type="float" office:value="903.7912" calcext:value-type="float">
            <text:p>903,7912</text:p>
          </table:table-cell>
          <table:table-cell table:style-name="ce18" table:formula="of:=([.L16]-[.D16])/[.D16]*100" office:value-type="float" office:value="-79.4134390232791" calcext:value-type="float">
            <text:p>-79,41</text:p>
          </table:table-cell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0" office:value-type="string" calcext:value-type="string" table:number-columns-spanned="13" table:number-rows-spanned="1">
            <text:p>PARCOURS HORIZONTAL PAR BLOC 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>
            <text:p>Instances</text:p>
          </table:table-cell>
          <table:table-cell table:style-name="ce2" office:value-type="string" calcext:value-type="string">
            <text:p>MILP Objectif</text:p>
          </table:table-cell>
          <table:table-cell table:style-name="ce7" office:value-type="string" calcext:value-type="string">
            <text:p>MILP Gap (%)</text:p>
          </table:table-cell>
          <table:table-cell table:style-name="ce35" office:value-type="string" calcext:value-type="string">
            <text:p>Time</text:p>
          </table:table-cell>
          <table:table-cell table:style-name="ce7" office:value-type="string" calcext:value-type="string">
            <text:p>RF Objectif</text:p>
          </table:table-cell>
          <table:table-cell table:style-name="ce10" office:value-type="string" calcext:value-type="string">
            <text:p>RF Gap (%)</text:p>
          </table:table-cell>
          <table:table-cell table:style-name="ce3" office:value-type="string" calcext:value-type="string">
            <text:p>RF Time</text:p>
          </table:table-cell>
          <table:table-cell table:style-name="ce3" office:value-type="string" calcext:value-type="string">
            <text:p>Time déviation </text:p>
          </table:table-cell>
          <table:table-cell table:style-name="ce7" office:value-type="string" calcext:value-type="string">
            <text:p>FO Objectif</text:p>
          </table:table-cell>
          <table:table-cell table:style-name="ce10" office:value-type="string" calcext:value-type="string">
            <text:p>FO Gap (%)</text:p>
          </table:table-cell>
          <table:table-cell table:style-name="ce3" office:value-type="string" calcext:value-type="string">
            <text:p>FO Time</text:p>
          </table:table-cell>
          <table:table-cell table:style-name="ce10" office:value-type="string" calcext:value-type="string">
            <text:p>RFFO Time</text:p>
          </table:table-cell>
          <table:table-cell table:style-name="Default" office:value-type="string" calcext:value-type="string">
            <text:p>Time deviation 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table:style-name="ce13" office:value-type="float" office:value="19450.61" calcext:value-type="float">
            <text:p>19450,61</text:p>
          </table:table-cell>
          <table:table-cell table:style-name="ce13" office:value-type="string" calcext:value-type="string">
            <text:p>&lt;0,01</text:p>
          </table:table-cell>
          <table:table-cell table:style-name="ce13" office:value-type="float" office:value="0.0178" calcext:value-type="float">
            <text:p>0,0178</text:p>
          </table:table-cell>
          <table:table-cell table:style-name="ce13" office:value-type="float" office:value="19513.86" calcext:value-type="float">
            <text:p>19513,86</text:p>
          </table:table-cell>
          <table:table-cell table:style-name="ce13" office:value-type="float" office:value="0.33" calcext:value-type="float">
            <text:p>0,33</text:p>
          </table:table-cell>
          <table:table-cell table:style-name="ce13" office:value-type="float" office:value="0.014" calcext:value-type="float">
            <text:p>0,014</text:p>
          </table:table-cell>
          <table:table-cell table:style-name="ce18" table:formula="of:=([.G22]-[.D22])/[.D22]*100" office:value-type="float" office:value="-21.3483146067416" calcext:value-type="float">
            <text:p>-21,35</text:p>
          </table:table-cell>
          <table:table-cell table:style-name="ce41" office:value-type="float" office:value="19502.46" calcext:value-type="float">
            <text:p>19502,46</text:p>
          </table:table-cell>
          <table:table-cell table:style-name="ce41" office:value-type="float" office:value="0.26" calcext:value-type="float">
            <text:p>0,26</text:p>
          </table:table-cell>
          <table:table-cell table:style-name="ce13" office:value-type="float" office:value="0.0105" calcext:value-type="float">
            <text:p>0,0105</text:p>
          </table:table-cell>
          <table:table-cell table:style-name="ce9" office:value-type="float" office:value="0.0245" calcext:value-type="float">
            <text:p>0,0245</text:p>
          </table:table-cell>
          <table:table-cell table:style-name="ce43" table:formula="of:=([.L22]-[.D22])/[.D22]*100" office:value-type="float" office:value="37.6404494382023" calcext:value-type="float">
            <text:p>37,64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69396.58" calcext:value-type="float">
            <text:p>69396,58</text:p>
          </table:table-cell>
          <table:table-cell office:value-type="string" calcext:value-type="string">
            <text:p>&lt;0,01</text:p>
          </table:table-cell>
          <table:table-cell office:value-type="float" office:value="0.0595" calcext:value-type="float">
            <text:p>0,0595</text:p>
          </table:table-cell>
          <table:table-cell office:value-type="float" office:value="69495.39" calcext:value-type="float">
            <text:p>69495,39</text:p>
          </table:table-cell>
          <table:table-cell office:value-type="float" office:value="0.14" calcext:value-type="float">
            <text:p>0,14</text:p>
          </table:table-cell>
          <table:table-cell table:style-name="ce8" office:value-type="float" office:value="0.1156" calcext:value-type="float">
            <text:p>0,1156</text:p>
          </table:table-cell>
          <table:table-cell table:style-name="ce18" table:formula="of:=([.G23]-[.D23])/[.D23]*100" office:value-type="float" office:value="94.2857142857143" calcext:value-type="float">
            <text:p>94,29</text:p>
          </table:table-cell>
          <table:table-cell table:style-name="ce3" office:value-type="float" office:value="69442.2" calcext:value-type="float">
            <text:p>69442,2</text:p>
          </table:table-cell>
          <table:table-cell office:value-type="float" office:value="0.06" calcext:value-type="float">
            <text:p>0,06</text:p>
          </table:table-cell>
          <table:table-cell office:value-type="float" office:value="0.0667" calcext:value-type="float">
            <text:p>0,0667</text:p>
          </table:table-cell>
          <table:table-cell table:style-name="ce11" office:value-type="float" office:value="0.1823" calcext:value-type="float">
            <text:p>0,1823</text:p>
          </table:table-cell>
          <table:table-cell table:style-name="ce51" table:formula="of:=([.L23]-[.D23])/[.D23]*100" office:value-type="float" office:value="206.386554621849" calcext:value-type="float">
            <text:p>206,39</text:p>
          </table:table-cell>
        </table:table-row>
        <table:table-row table:style-name="ro1">
          <table:table-cell table:style-name="ce27" office:value-type="string" calcext:value-type="string">
            <text:p>50-5</text:p>
          </table:table-cell>
          <table:table-cell table:style-name="ce34" office:value-type="float" office:value="170038.4" calcext:value-type="float">
            <text:p>170038,4</text:p>
          </table:table-cell>
          <table:table-cell table:style-name="ce34" office:value-type="string" calcext:value-type="string">
            <text:p>&lt;0,01</text:p>
          </table:table-cell>
          <table:table-cell office:value-type="float" office:value="0.3027" calcext:value-type="float">
            <text:p>0,3027</text:p>
          </table:table-cell>
          <table:table-cell office:value-type="float" office:value="170445.6" calcext:value-type="float">
            <text:p>170445,6</text:p>
          </table:table-cell>
          <table:table-cell office:value-type="float" office:value="0.24" calcext:value-type="float">
            <text:p>0,24</text:p>
          </table:table-cell>
          <table:table-cell table:style-name="ce8" office:value-type="float" office:value="0.3623" calcext:value-type="float">
            <text:p>0,3623</text:p>
          </table:table-cell>
          <table:table-cell table:style-name="ce18" table:formula="of:=([.G24]-[.D24])/[.D24]*100" office:value-type="float" office:value="19.6894615130492" calcext:value-type="float">
            <text:p>19,69</text:p>
          </table:table-cell>
          <table:table-cell office:value-type="float" office:value="170126.6" calcext:value-type="float">
            <text:p>170126,6</text:p>
          </table:table-cell>
          <table:table-cell office:value-type="float" office:value="0.05" calcext:value-type="float">
            <text:p>0,05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6621" calcext:value-type="float">
            <text:p>0,6621</text:p>
          </table:table-cell>
          <table:table-cell table:style-name="ce51" table:formula="of:=([.L24]-[.D24])/[.D24]*100" office:value-type="float" office:value="118.731417244797" calcext:value-type="float">
            <text:p>118,73</text:p>
          </table:table-cell>
        </table:table-row>
        <table:table-row table:style-name="ro1">
          <table:table-cell table:style-name="ce27" office:value-type="string" calcext:value-type="string">
            <text:p>100-5</text:p>
          </table:table-cell>
          <table:table-cell table:style-name="ce34" office:value-type="float" office:value="333494.96" calcext:value-type="float">
            <text:p>333494,96</text:p>
          </table:table-cell>
          <table:table-cell table:style-name="ce34" office:value-type="string" calcext:value-type="string">
            <text:p>&lt;0,01</text:p>
          </table:table-cell>
          <table:table-cell office:value-type="float" office:value="0.3619" calcext:value-type="float">
            <text:p>0,3619</text:p>
          </table:table-cell>
          <table:table-cell table:style-name="ce37" office:value-type="float" office:value="334237.6" calcext:value-type="float">
            <text:p>334237,6</text:p>
          </table:table-cell>
          <table:table-cell office:value-type="float" office:value="0.22" calcext:value-type="float">
            <text:p>0,22</text:p>
          </table:table-cell>
          <table:table-cell table:style-name="ce37" office:value-type="float" office:value="0.3627" calcext:value-type="float">
            <text:p>0,3627</text:p>
          </table:table-cell>
          <table:table-cell table:style-name="ce51" table:formula="of:=([.G25]-[.D25])/[.D25]*100" office:value-type="float" office:value="0.221055540204483" calcext:value-type="float">
            <text:p>0,22</text:p>
          </table:table-cell>
          <table:table-cell table:style-name="ce37" office:value-type="float" office:value="333589.1" calcext:value-type="float">
            <text:p>333589,1</text:p>
          </table:table-cell>
          <table:table-cell office:value-type="float" office:value="0.03" calcext:value-type="float">
            <text:p>0,03</text:p>
          </table:table-cell>
          <table:table-cell table:style-name="ce37" office:value-type="float" office:value="0.3653" calcext:value-type="float">
            <text:p>0,3653</text:p>
          </table:table-cell>
          <table:table-cell office:value-type="float" office:value="0.728" calcext:value-type="float">
            <text:p>0,728</text:p>
          </table:table-cell>
          <table:table-cell table:style-name="ce51" table:formula="of:=([.L25]-[.D25])/[.D25]*100" office:value-type="float" office:value="101.160541586074" calcext:value-type="float">
            <text:p>101,16</text:p>
          </table:table-cell>
        </table:table-row>
        <table:table-row table:style-name="ro1">
          <table:table-cell table:style-name="ce27" office:value-type="string" calcext:value-type="string">
            <text:p>5-10</text:p>
          </table:table-cell>
          <table:table-cell table:style-name="ce36" office:value-type="float" office:value="37730.16" calcext:value-type="float">
            <text:p>37730,16</text:p>
          </table:table-cell>
          <table:table-cell table:style-name="ce38" office:value-type="string" calcext:value-type="string">
            <text:p>&lt;0,01</text:p>
          </table:table-cell>
          <table:table-cell table:style-name="ce11" office:value-type="float" office:value="0.1992" calcext:value-type="float">
            <text:p>0,1992</text:p>
          </table:table-cell>
          <table:table-cell office:value-type="float" office:value="37910.48" calcext:value-type="float">
            <text:p>37910,48</text:p>
          </table:table-cell>
          <table:table-cell office:value-type="float" office:value="0.46" calcext:value-type="float">
            <text:p>0,46</text:p>
          </table:table-cell>
          <table:table-cell table:style-name="ce8" office:value-type="float" office:value="0.1637" calcext:value-type="float">
            <text:p>0,1637</text:p>
          </table:table-cell>
          <table:table-cell table:style-name="ce18" table:formula="of:=([.G26]-[.D26])/[.D26]*100" office:value-type="float" office:value="-17.8212851405622" calcext:value-type="float">
            <text:p>-17,82</text:p>
          </table:table-cell>
          <table:table-cell office:value-type="float" office:value="37841.59" calcext:value-type="float">
            <text:p>37841,59</text:p>
          </table:table-cell>
          <table:table-cell office:value-type="float" office:value="0.27" calcext:value-type="float">
            <text:p>0,27</text:p>
          </table:table-cell>
          <table:table-cell office:value-type="float" office:value="0.0421" calcext:value-type="float">
            <text:p>0,0421</text:p>
          </table:table-cell>
          <table:table-cell office:value-type="float" office:value="0.2058" calcext:value-type="float">
            <text:p>0,2058</text:p>
          </table:table-cell>
          <table:table-cell table:style-name="ce51" table:formula="of:=([.L26]-[.D26])/[.D26]*100" office:value-type="float" office:value="3.3132530120482" calcext:value-type="float">
            <text:p>3,31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131292.92" calcext:value-type="float">
            <text:p>131292,92</text:p>
          </table:table-cell>
          <table:table-cell office:value-type="string" calcext:value-type="string">
            <text:p>&lt;0,01</text:p>
          </table:table-cell>
          <table:table-cell office:value-type="float" office:value="0.826" calcext:value-type="float">
            <text:p>0,826</text:p>
          </table:table-cell>
          <table:table-cell office:value-type="float" office:value="131518.9" calcext:value-type="float">
            <text:p>131518,9</text:p>
          </table:table-cell>
          <table:table-cell office:value-type="float" office:value="0.17" calcext:value-type="float">
            <text:p>0,17</text:p>
          </table:table-cell>
          <table:table-cell table:style-name="ce8" office:value-type="float" office:value="0.4267" calcext:value-type="float">
            <text:p>0,4267</text:p>
          </table:table-cell>
          <table:table-cell table:style-name="ce18" table:formula="of:=([.G27]-[.D27])/[.D27]*100" office:value-type="float" office:value="-48.3414043583535" calcext:value-type="float">
            <text:p>-48,34</text:p>
          </table:table-cell>
          <table:table-cell office:value-type="float" office:value="131392.92" calcext:value-type="float">
            <text:p>131392,92</text:p>
          </table:table-cell>
          <table:table-cell office:value-type="float" office:value="0.08" calcext:value-type="float">
            <text:p>0,08</text:p>
          </table:table-cell>
          <table:table-cell office:value-type="float" office:value="0.3069" calcext:value-type="float">
            <text:p>0,3069</text:p>
          </table:table-cell>
          <table:table-cell office:value-type="float" office:value="0.7336" calcext:value-type="float">
            <text:p>0,7336</text:p>
          </table:table-cell>
          <table:table-cell table:style-name="ce51" table:formula="of:=([.L27]-[.D27])/[.D27]*100" office:value-type="float" office:value="-11.1864406779661" calcext:value-type="float">
            <text:p>-11,19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328914.93" calcext:value-type="float">
            <text:p>328914,93</text:p>
          </table:table-cell>
          <table:table-cell office:value-type="string" calcext:value-type="string">
            <text:p>&lt;0,01</text:p>
          </table:table-cell>
          <table:table-cell office:value-type="float" office:value="4.9455" calcext:value-type="float">
            <text:p>4,9455</text:p>
          </table:table-cell>
          <table:table-cell office:value-type="float" office:value="329435.62" calcext:value-type="float">
            <text:p>329435,62</text:p>
          </table:table-cell>
          <table:table-cell office:value-type="float" office:value="0.16" calcext:value-type="float">
            <text:p>0,16</text:p>
          </table:table-cell>
          <table:table-cell table:style-name="ce8" office:value-type="float" office:value="1.9156" calcext:value-type="float">
            <text:p>1,9156</text:p>
          </table:table-cell>
          <table:table-cell table:style-name="ce18" table:formula="of:=([.G28]-[.D28])/[.D28]*100" office:value-type="float" office:value="-61.2657971893641" calcext:value-type="float">
            <text:p>-61,27</text:p>
          </table:table-cell>
          <table:table-cell office:value-type="float" office:value="329111.4" calcext:value-type="float">
            <text:p>329111,4</text:p>
          </table:table-cell>
          <table:table-cell office:value-type="float" office:value="0.06" calcext:value-type="float">
            <text:p>0,06</text:p>
          </table:table-cell>
          <table:table-cell office:value-type="float" office:value="31576" calcext:value-type="float">
            <text:p>31576</text:p>
          </table:table-cell>
          <table:table-cell office:value-type="float" office:value="5.0732" calcext:value-type="float">
            <text:p>5,0732</text:p>
          </table:table-cell>
          <table:table-cell table:style-name="ce51" table:formula="of:=([.L28]-[.D28])/[.D28]*100" office:value-type="float" office:value="2.58214538469315" calcext:value-type="float">
            <text:p>2,58</text:p>
          </table:table-cell>
        </table:table-row>
        <table:table-row table:style-name="ro1">
          <table:table-cell table:style-name="ce3" office:value-type="string" calcext:value-type="string">
            <text:p>100-10</text:p>
          </table:table-cell>
          <table:table-cell table:style-name="ce2" office:value-type="float" office:value="646605.8" calcext:value-type="float">
            <text:p>646605,8</text:p>
          </table:table-cell>
          <table:table-cell table:style-name="ce7" office:value-type="string" calcext:value-type="string">
            <text:p>&lt;0,01</text:p>
          </table:table-cell>
          <table:table-cell office:value-type="float" office:value="9.7236" calcext:value-type="float">
            <text:p>9,7236</text:p>
          </table:table-cell>
          <table:table-cell office:value-type="float" office:value="647529.3" calcext:value-type="float">
            <text:p>647529,3</text:p>
          </table:table-cell>
          <table:table-cell office:value-type="float" office:value="0.14" calcext:value-type="float">
            <text:p>0,14</text:p>
          </table:table-cell>
          <table:table-cell table:style-name="ce8" office:value-type="float" office:value="2.8602" calcext:value-type="float">
            <text:p>2,8602</text:p>
          </table:table-cell>
          <table:table-cell table:style-name="ce18" table:formula="of:=([.G29]-[.D29])/[.D29]*100" office:value-type="float" office:value="-70.584968530174" calcext:value-type="float">
            <text:p>-70,58</text:p>
          </table:table-cell>
          <table:table-cell office:value-type="float" office:value="646920.38" calcext:value-type="float">
            <text:p>646920,38</text:p>
          </table:table-cell>
          <table:table-cell office:value-type="float" office:value="0.05" calcext:value-type="float">
            <text:p>0,05</text:p>
          </table:table-cell>
          <table:table-cell office:value-type="float" office:value="2.9481" calcext:value-type="float">
            <text:p>2,9481</text:p>
          </table:table-cell>
          <table:table-cell office:value-type="float" office:value="5.8083" calcext:value-type="float">
            <text:p>5,8083</text:p>
          </table:table-cell>
          <table:table-cell table:style-name="ce51" table:formula="of:=([.L29]-[.D29])/[.D29]*100" office:value-type="float" office:value="-40.2659508823892" calcext:value-type="float">
            <text:p>-40,27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table:style-name="ce9" office:value-type="float" office:value="92712.08" calcext:value-type="float">
            <text:p>92712,08</text:p>
          </table:table-cell>
          <table:table-cell table:style-name="ce9" office:value-type="string" calcext:value-type="string">
            <text:p>&lt;0,01</text:p>
          </table:table-cell>
          <table:table-cell table:style-name="ce9" office:value-type="float" office:value="48.5876" calcext:value-type="float">
            <text:p>48,5876</text:p>
          </table:table-cell>
          <table:table-cell table:style-name="ce13" office:value-type="float" office:value="932822.77" calcext:value-type="float">
            <text:p>932822,77</text:p>
          </table:table-cell>
          <table:table-cell table:style-name="ce13" office:value-type="float" office:value="0.62" calcext:value-type="float">
            <text:p>0,62</text:p>
          </table:table-cell>
          <table:table-cell table:style-name="ce13" office:value-type="float" office:value="9.1463" calcext:value-type="float">
            <text:p>9,1463</text:p>
          </table:table-cell>
          <table:table-cell table:style-name="ce18" table:formula="of:=([.G30]-[.D30])/[.D30]*100" office:value-type="float" office:value="-81.1756497542583" calcext:value-type="float">
            <text:p>-81,18</text:p>
          </table:table-cell>
          <table:table-cell table:style-name="ce13" office:value-type="float" office:value="93069.42" calcext:value-type="float">
            <text:p>93069,42</text:p>
          </table:table-cell>
          <table:table-cell table:style-name="ce13" office:value-type="float" office:value="0.38" calcext:value-type="float">
            <text:p>0,38</text:p>
          </table:table-cell>
          <table:table-cell table:style-name="ce13" office:value-type="float" office:value="0.4823" calcext:value-type="float">
            <text:p>0,4823</text:p>
          </table:table-cell>
          <table:table-cell table:style-name="ce9" office:value-type="float" office:value="9.6286" calcext:value-type="float">
            <text:p>9,6286</text:p>
          </table:table-cell>
          <table:table-cell table:style-name="ce51" table:formula="of:=([.L30]-[.D30])/[.D30]*100" office:value-type="float" office:value="-80.1830096567849" calcext:value-type="float">
            <text:p>-80,18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329851.86" calcext:value-type="float">
            <text:p>329851,86</text:p>
          </table:table-cell>
          <table:table-cell office:value-type="float" office:value="0.018" calcext:value-type="float">
            <text:p>0,018</text:p>
          </table:table-cell>
          <table:table-cell office:value-type="float" office:value="1528.0666" calcext:value-type="float">
            <text:p>1528,0666</text:p>
          </table:table-cell>
          <table:table-cell office:value-type="float" office:value="330554.33" calcext:value-type="float">
            <text:p>330554,33</text:p>
          </table:table-cell>
          <table:table-cell office:value-type="float" office:value="0.21" calcext:value-type="float">
            <text:p>0,21</text:p>
          </table:table-cell>
          <table:table-cell table:style-name="ce8" office:value-type="float" office:value="175.0917" calcext:value-type="float">
            <text:p>175,0917</text:p>
          </table:table-cell>
          <table:table-cell table:style-name="ce18" table:formula="of:=([.G31]-[.D31])/[.D31]*100" office:value-type="float" office:value="-88.5416185394014" calcext:value-type="float">
            <text:p>-88,54</text:p>
          </table:table-cell>
          <table:table-cell office:value-type="float" office:value="329983.78" calcext:value-type="float">
            <text:p>329983,78</text:p>
          </table:table-cell>
          <table:table-cell office:value-type="float" office:value="0.04" calcext:value-type="float">
            <text:p>0,04</text:p>
          </table:table-cell>
          <table:table-cell office:value-type="float" office:value="33.3008" calcext:value-type="float">
            <text:p>33,3008</text:p>
          </table:table-cell>
          <table:table-cell office:value-type="float" office:value="208.3925" calcext:value-type="float">
            <text:p>208,3925</text:p>
          </table:table-cell>
          <table:table-cell table:style-name="ce51" table:formula="of:=([.L31]-[.D31])/[.D31]*100" office:value-type="float" office:value="-86.362341798453" calcext:value-type="float">
            <text:p>-86,36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808253.93" calcext:value-type="float">
            <text:p>808253,93</text:p>
          </table:table-cell>
          <table:table-cell office:value-type="float" office:value="0.016" calcext:value-type="float">
            <text:p>0,016</text:p>
          </table:table-cell>
          <table:table-cell office:value-type="float" office:value="5861.7879" calcext:value-type="float">
            <text:p>5861,7879</text:p>
          </table:table-cell>
          <table:table-cell table:style-name="ce14" office:value-type="float" office:value="809866.63" calcext:value-type="float">
            <text:p>809866,63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895.0706" calcext:value-type="float">
            <text:p>895,0706</text:p>
          </table:table-cell>
          <table:table-cell table:style-name="ce18" table:formula="of:=([.G32]-[.D32])/[.D32]*100" office:value-type="float" office:value="-84.7304164655975" calcext:value-type="float">
            <text:p>-84,73</text:p>
          </table:table-cell>
          <table:table-cell office:value-type="float" office:value="809111.48" calcext:value-type="float">
            <text:p>809111,48</text:p>
          </table:table-cell>
          <table:table-cell office:value-type="float" office:value="0.11" calcext:value-type="float">
            <text:p>0,11</text:p>
          </table:table-cell>
          <table:table-cell office:value-type="float" office:value="907.4356" calcext:value-type="float">
            <text:p>907,4356</text:p>
          </table:table-cell>
          <table:table-cell office:value-type="float" office:value="1803.0066" calcext:value-type="float">
            <text:p>1803,0066</text:p>
          </table:table-cell>
          <table:table-cell table:style-name="ce51" table:formula="of:=([.L32]-[.D32])/[.D32]*100" office:value-type="float" office:value="-69.2413538197109" calcext:value-type="float">
            <text:p>-69,24</text:p>
          </table:table-cell>
        </table:table-row>
        <table:table-row table:style-name="ro1">
          <table:table-cell table:style-name="ce6" office:value-type="string" calcext:value-type="string">
            <text:p>100-25</text:p>
          </table:table-cell>
          <table:table-cell office:value-type="float" office:value="1593429.77" calcext:value-type="float">
            <text:p>1593429,77</text:p>
          </table:table-cell>
          <table:table-cell table:style-name="ce8" office:value-type="float" office:value="0.011" calcext:value-type="float">
            <text:p>0,011</text:p>
          </table:table-cell>
          <table:table-cell table:style-name="ce11" office:value-type="float" office:value="4390.2" calcext:value-type="float">
            <text:p>4390,2</text:p>
          </table:table-cell>
          <table:table-cell office:value-type="float" office:value="1595263.1" calcext:value-type="float">
            <text:p>1595263,1</text:p>
          </table:table-cell>
          <table:table-cell office:value-type="float" office:value="0.12" calcext:value-type="float">
            <text:p>0,12</text:p>
          </table:table-cell>
          <table:table-cell table:style-name="ce8" office:value-type="float" office:value="270.709" calcext:value-type="float">
            <text:p>270,709</text:p>
          </table:table-cell>
          <table:table-cell table:style-name="ce18" table:formula="of:=([.G33]-[.D33])/[.D33]*100" office:value-type="float" office:value="-93.8337888934445" calcext:value-type="float">
            <text:p>-93,83</text:p>
          </table:table-cell>
          <table:table-cell office:value-type="float" office:value="1594576.57" calcext:value-type="float">
            <text:p>1594576,57</text:p>
          </table:table-cell>
          <table:table-cell office:value-type="float" office:value="0.07" calcext:value-type="float">
            <text:p>0,07</text:p>
          </table:table-cell>
          <table:table-cell office:value-type="float" office:value="1208.2925" calcext:value-type="float">
            <text:p>1208,2925</text:p>
          </table:table-cell>
          <table:table-cell office:value-type="float" office:value="1479.0015" calcext:value-type="float">
            <text:p>1479,0015</text:p>
          </table:table-cell>
          <table:table-cell table:style-name="ce51" table:formula="of:=([.L33]-[.D33])/[.D33]*100" office:value-type="float" office:value="-66.3112956129561" calcext:value-type="float">
            <text:p>-66,31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5"/>
          <table:table-cell table:style-name="ce5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6" office:value-type="string" calcext:value-type="string" table:number-columns-spanned="6" table:number-rows-spanned="1">
            <text:p>PARCOURS VERTICAL <text:s/>PAR BLOC </text:p>
          </table:table-cell>
          <table:covered-table-cell table:number-columns-repeated="5" table:style-name="Default"/>
          <table:table-cell/>
          <table:table-cell table:style-name="ce20" office:value-type="string" calcext:value-type="string" table:number-columns-spanned="6" table:number-rows-spanned="1">
            <text:p>PARCOURS HORIZONTAL PAR BLOC</text:p>
          </table:table-cell>
          <table:covered-table-cell table:number-columns-repeated="5" table:style-name="Default"/>
        </table:table-row>
        <table:table-row table:style-name="ro1">
          <table:table-cell table:style-name="ce3" office:value-type="string" calcext:value-type="string">
            <text:p>Instances</text:p>
          </table:table-cell>
          <table:table-cell office:value-type="string" calcext:value-type="string">
            <text:p>rfSize</text:p>
          </table:table-cell>
          <table:table-cell office:value-type="string" calcext:value-type="string">
            <text:p>rfStep</text:p>
          </table:table-cell>
          <table:table-cell table:style-name="ce3" office:value-type="string" calcext:value-type="string">
            <text:p>foSize</text:p>
          </table:table-cell>
          <table:table-cell table:style-name="ce3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  <table:table-cell/>
          <table:table-cell table:style-name="ce3" office:value-type="string" calcext:value-type="string">
            <text:p>Instances</text:p>
          </table:table-cell>
          <table:table-cell table:style-name="ce3" office:value-type="string" calcext:value-type="string">
            <text:p>rfSize</text:p>
          </table:table-cell>
          <table:table-cell table:style-name="ce3" office:value-type="string" calcext:value-type="string">
            <text:p>rfStep</text:p>
          </table:table-cell>
          <table:table-cell table:style-name="ce3" office:value-type="string" calcext:value-type="string">
            <text:p>foSize</text:p>
          </table:table-cell>
          <table:table-cell table:style-name="ce3" office:value-type="string" calcext:value-type="string">
            <text:p>rfStep</text:p>
          </table:table-cell>
          <table:table-cell table:style-name="Default" office:value-type="string" calcext:value-type="string">
            <text:p>Nbre de variables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5-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/>
          <table:table-cell table:style-name="ce4" office:value-type="string" calcext:value-type="string">
            <text:p>20-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5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/>
          <table:table-cell table:style-name="ce4" office:value-type="string" calcext:value-type="string">
            <text:p>50-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00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" calcext:value-type="float">
            <text:p>303</text:p>
          </table:table-cell>
          <table:table-cell/>
          <table:table-cell table:style-name="ce4" office:value-type="string" calcext:value-type="string">
            <text:p>100-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5-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-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/>
          <table:table-cell table:style-name="ce4" office:value-type="string" calcext:value-type="string">
            <text:p>20-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5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" calcext:value-type="float">
            <text:p>255</text:p>
          </table:table-cell>
          <table:table-cell/>
          <table:table-cell table:style-name="ce4" office:value-type="string" calcext:value-type="string">
            <text:p>50-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3" office:value-type="string" calcext:value-type="string">
            <text:p>100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/>
          <table:table-cell table:style-name="ce3" office:value-type="string" calcext:value-type="string">
            <text:p>100-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5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4" office:value-type="string" calcext:value-type="string">
            <text:p>5-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2" calcext:value-type="float">
            <text:p>252</text:p>
          </table:table-cell>
          <table:table-cell/>
          <table:table-cell table:style-name="ce4" office:value-type="string" calcext:value-type="string">
            <text:p>20-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5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2" calcext:value-type="float">
            <text:p>612</text:p>
          </table:table-cell>
          <table:table-cell/>
          <table:table-cell table:style-name="ce4" office:value-type="string" calcext:value-type="string">
            <text:p>50-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style-name="ce6" office:value-type="string" calcext:value-type="string">
            <text:p>100-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2" calcext:value-type="float">
            <text:p>1212</text:p>
          </table:table-cell>
          <table:table-cell/>
          <table:table-cell table:style-name="ce6" office:value-type="string" calcext:value-type="string">
            <text:p>100-2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2:14:53.702138216</meta:creation-date>
    <dc:date>2023-12-20T01:40:25.952581308</dc:date>
    <meta:editing-duration>P2DT10H11M</meta:editing-duration>
    <meta:editing-cycles>6</meta:editing-cycles>
    <meta:generator>LibreOffice/7.3.7.2$Linux_X86_64 LibreOffice_project/30$Build-2</meta:generator>
    <meta:document-statistic meta:table-count="1" meta:cell-count="499" meta:object-count="0"/>
  </office:meta>
</office:document-meta>
</file>